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StrongEmphasis" style:family="text">
      <style:text-properties fo:language="fr" fo:country="FR"/>
    </style:style>
    <style:style style:name="T3" style:parent-style-name="Policepardéfaut" style:family="text">
      <style:text-properties fo:language="fr" fo:country="FR"/>
    </style:style>
    <style:style style:name="T4" style:parent-style-name="Policepardéfaut" style:family="text">
      <style:text-properties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StrongEmphasis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T10" style:parent-style-name="StrongEmphasis" style:family="text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StrongEmphasis" style:family="text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language="fr" fo:country="FR"/>
    </style:style>
    <style:style style:name="T17" style:parent-style-name="StrongEmphasis" style:family="text">
      <style:text-properties fo:language="fr" fo:country="FR"/>
    </style:style>
    <style:style style:name="T18" style:parent-style-name="Policepardéfaut" style:family="text">
      <style:text-properties fo:language="fr" fo:country="FR"/>
    </style:style>
    <style:style style:name="T19" style:parent-style-name="Policepardéfaut" style:family="text">
      <style:text-properties fo:language="fr" fo:country="FR"/>
    </style:style>
    <style:style style:name="T20" style:parent-style-name="StrongEmphasis" style:family="text">
      <style:text-properties fo:language="fr" fo:country="FR"/>
    </style:style>
    <style:style style:name="T21" style:parent-style-name="Policepardéfaut" style:family="text">
      <style:text-properties fo:language="fr" fo:country="FR"/>
    </style:style>
    <style:style style:name="T22" style:parent-style-name="StrongEmphasis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StrongEmphasis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name="P28" style:parent-style-name="Standard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TableColumn31" style:family="table-column">
      <style:table-column-properties style:column-width="6.925in" style:use-optimal-column-width="false"/>
    </style:style>
    <style:style style:name="Table30" style:family="table">
      <style:table-properties style:width="6.92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" style:parent-style-name="TableContents" style:family="paragraph">
      <style:paragraph-properties fo:margin-bottom="0.1965in"/>
    </style:style>
    <style:style style:name="T35" style:parent-style-name="StrongEmphasis" style:family="text">
      <style:text-properties fo:language="fr" fo:country="FR"/>
    </style:style>
    <style:style style:name="P36" style:parent-style-name="TableContents" style:family="paragraph">
      <style:paragraph-properties fo:margin-bottom="0.1965in"/>
    </style:style>
    <style:style style:name="T37" style:parent-style-name="StrongEmphasis" style:family="text">
      <style:text-properties fo:language="fr" fo:country="FR"/>
    </style:style>
    <style:style style:name="P38" style:parent-style-name="TableContents" style:family="paragraph">
      <style:paragraph-properties fo:margin-bottom="0.1965in"/>
    </style:style>
    <style:style style:name="T39" style:parent-style-name="Policepardéfaut" style:family="text">
      <style:text-properties fo:language="fr" fo:country="FR"/>
    </style:style>
    <style:style style:name="T40" style:parent-style-name="Élevé" style:family="text">
      <style:text-properties fo:language="fr" fo:country="FR"/>
    </style:style>
    <style:style style:name="T41" style:parent-style-name="Policepardéfaut" style:family="text">
      <style:text-properties fo:language="fr" fo:country="FR"/>
    </style:style>
    <style:style style:name="T42" style:parent-style-name="Policepardéfaut" style:family="text">
      <style:text-properties fo:language="fr" fo:country="FR"/>
    </style:style>
    <style:style style:name="T43" style:parent-style-name="Policepardéfaut" style:family="text">
      <style:text-properties fo:language="fr" fo:country="FR"/>
    </style:style>
    <style:style style:name="T44" style:parent-style-name="Policepardéfaut" style:family="text">
      <style:text-properties fo:font-style="italic" style:font-style-asian="italic" style:font-style-complex="italic" fo:language="fr" fo:country="FR"/>
    </style:style>
    <style:style style:name="T45" style:parent-style-name="Policepardéfaut" style:family="text">
      <style:text-properties fo:language="fr" fo:country="FR"/>
    </style:style>
    <style:style style:name="T46" style:parent-style-name="StrongEmphasis" style:family="text">
      <style:text-properties fo:language="fr" fo:country="FR"/>
    </style:style>
    <style:style style:name="T47" style:parent-style-name="StrongEmphasis" style:family="text">
      <style:text-properties fo:font-weight="normal" style:font-weight-asian="normal" style:font-weight-complex="normal" fo:language="fr" fo:country="FR"/>
    </style:style>
    <style:style style:name="T48" style:parent-style-name="StrongEmphasis" style:family="text">
      <style:text-properties fo:font-weight="normal" style:font-weight-asian="normal" style:font-weight-complex="normal" fo:language="fr" fo:country="FR"/>
    </style:style>
    <style:style style:name="T49" style:parent-style-name="StrongEmphasis" style:family="text">
      <style:text-properties fo:font-weight="normal" style:font-weight-asian="normal" style:font-weight-complex="normal" fo:language="fr" fo:country="FR"/>
    </style:style>
    <style:style style:name="T50" style:parent-style-name="StrongEmphasis" style:family="text">
      <style:text-properties fo:language="fr" fo:country="FR"/>
    </style:style>
    <style:style style:name="T51" style:parent-style-name="StrongEmphasis" style:family="text">
      <style:text-properties fo:font-weight="normal" style:font-weight-asian="normal" style:font-weight-complex="normal" fo:language="fr" fo:country="F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" style:parent-style-name="TableContents" style:family="paragraph">
      <style:paragraph-properties fo:margin-bottom="0.1965in"/>
    </style:style>
    <style:style style:name="T55" style:parent-style-name="StrongEmphasis" style:family="text">
      <style:text-properties fo:language="fr" fo:country="FR"/>
    </style:style>
    <style:style style:name="P56" style:parent-style-name="TableContents" style:family="paragraph">
      <style:paragraph-properties fo:margin-bottom="0.1965in"/>
    </style:style>
    <style:style style:name="T57" style:parent-style-name="Policepardéfaut" style:family="text">
      <style:text-properties fo:font-style="italic" style:font-style-asian="italic" style:font-style-complex="italic" fo:language="fr" fo:country="FR"/>
    </style:style>
    <style:style style:name="T58" style:parent-style-name="Policepardéfaut" style:family="text">
      <style:text-properties fo:language="fr" fo:country="FR"/>
    </style:style>
    <style:style style:name="T59" style:parent-style-name="Policepardéfaut" style:family="text">
      <style:text-properties fo:language="fr" fo:country="FR"/>
    </style:style>
    <style:style style:name="T60" style:parent-style-name="Élevé" style:family="text">
      <style:text-properties fo:language="fr" fo:country="FR"/>
    </style:style>
    <style:style style:name="T61" style:parent-style-name="Élevé" style:family="text">
      <style:text-properties fo:font-weight="normal" style:font-weight-asian="normal" style:font-weight-complex="normal" fo:language="fr" fo:country="FR"/>
    </style:style>
    <style:style style:name="T62" style:parent-style-name="Élevé" style:family="text">
      <style:text-properties fo:font-weight="normal" style:font-weight-asian="normal" style:font-weight-complex="normal" fo:language="fr" fo:country="FR"/>
    </style:style>
    <style:style style:name="T63" style:parent-style-name="Élevé" style:family="text">
      <style:text-properties fo:font-weight="normal" style:font-weight-asian="normal" style:font-weight-complex="normal" fo:language="fr" fo:country="FR"/>
    </style:style>
    <style:style style:name="T64" style:parent-style-name="Élevé" style:family="text">
      <style:text-properties fo:font-weight="normal" style:font-weight-asian="normal" style:font-weight-complex="normal" fo:font-style="italic" style:font-style-asian="italic" style:font-style-complex="italic" fo:language="fr" fo:country="FR"/>
    </style:style>
    <style:style style:name="T65" style:parent-style-name="Élevé" style:family="text">
      <style:text-properties fo:font-weight="normal" style:font-weight-asian="normal" style:font-weight-complex="normal" fo:language="fr" fo:country="F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" style:parent-style-name="TableContents" style:family="paragraph">
      <style:paragraph-properties fo:margin-bottom="0.1965in"/>
    </style:style>
    <style:style style:name="T69" style:parent-style-name="StrongEmphasis" style:family="text">
      <style:text-properties fo:language="fr" fo:country="FR"/>
    </style:style>
    <style:style style:name="T70" style:parent-style-name="Policepardéfaut" style:family="text">
      <style:text-properties fo:language="fr" fo:country="FR"/>
    </style:style>
    <style:style style:name="T71" style:parent-style-name="Policepardéfaut" style:family="text">
      <style:text-properties fo:language="fr" fo:country="F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" style:parent-style-name="TableContents" style:family="paragraph">
      <style:paragraph-properties fo:margin-bottom="0.1965in"/>
    </style:style>
    <style:style style:name="T75" style:parent-style-name="StrongEmphasis" style:family="text">
      <style:text-properties fo:language="fr" fo:country="FR"/>
    </style:style>
    <style:style style:name="T76" style:parent-style-name="Policepardéfaut" style:family="text">
      <style:text-properties fo:language="fr" fo:country="FR"/>
    </style:style>
    <style:style style:name="T77" style:parent-style-name="Policepardéfaut" style:family="text">
      <style:text-properties fo:language="fr" fo:country="F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" style:parent-style-name="TableContents" style:family="paragraph">
      <style:paragraph-properties fo:margin-bottom="0.1965in"/>
    </style:style>
    <style:style style:name="P81" style:parent-style-name="TableContents" style:family="paragraph">
      <style:paragraph-properties fo:margin-bottom="0.1965in"/>
    </style:style>
    <style:style style:name="T82" style:parent-style-name="StrongEmphasis" style:family="text">
      <style:text-properties fo:language="fr" fo:country="FR"/>
    </style:style>
    <style:style style:name="P83" style:parent-style-name="TableContents" style:family="paragraph">
      <style:paragraph-properties fo:margin-bottom="0.1965in"/>
    </style:style>
    <style:style style:name="T84" style:parent-style-name="StrongEmphasis" style:family="text">
      <style:text-properties fo:language="fr" fo:country="FR"/>
    </style:style>
    <style:style style:name="P85" style:parent-style-name="TableContents" style:family="paragraph">
      <style:paragraph-properties fo:margin-bottom="0.1965in"/>
      <style:text-properties fo:language="fr" fo:country="FR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" style:parent-style-name="TableContents" style:family="paragraph">
      <style:paragraph-properties fo:margin-bottom="0.1965in"/>
    </style:style>
    <style:style style:name="T89" style:parent-style-name="StrongEmphasis" style:family="text">
      <style:text-properties fo:language="fr" fo:country="FR"/>
    </style:style>
    <style:style style:name="P90" style:parent-style-name="TableContents" style:family="paragraph">
      <style:paragraph-properties fo:margin-bottom="0.1965in"/>
      <style:text-properties fo:language="fr" fo:country="F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" style:parent-style-name="TableContents" style:family="paragraph">
      <style:paragraph-properties fo:margin-bottom="0.1965in"/>
    </style:style>
    <style:style style:name="T94" style:parent-style-name="StrongEmphasis" style:family="text">
      <style:text-properties fo:language="fr" fo:country="FR"/>
    </style:style>
    <style:style style:name="P95" style:parent-style-name="TableContents" style:family="paragraph">
      <style:paragraph-properties fo:margin-bottom="0.1965in"/>
    </style:style>
    <style:style style:name="P96" style:parent-style-name="Standard" style:family="paragraph">
      <style:text-properties fo:language="fr" fo:country="FR"/>
    </style:style>
    <style:style style:name="P97" style:parent-style-name="TableContents" style:family="paragraph">
      <style:paragraph-properties fo:text-align="center" fo:margin-bottom="0.1965in"/>
      <style:text-properties fo:language="fr" fo:country="FR"/>
    </style:style>
  </office:automatic-styles>
  <office:body>
    <office:text text:use-soft-page-breaks="true">
      <text:p text:style-name="P1"><text:span text:style-name="T2">Cas n°1</text:span><text:span text:style-name="T3"><text:s/>: La liste des menus</text:span><text:span text:style-name="T4"><text:line-break/></text:span><text:span text:style-name="T5"><text:line-break/></text:span><text:span text:style-name="T6"><text:line-break/></text:span></text:p>
      <text:p text:style-name="Textbody"><text:bookmark-start text:name="r-2111661"/><text:bookmark-end text:name="r-2111661"/><text:span text:style-name="T7">Nom :</text:span><text:span text:style-name="T8"><text:s/>Consulter les informations de la livraison en cours (package « Livraison »)</text:span><text:span text:style-name="T9"><text:line-break/></text:span><text:span text:style-name="T10">Acteur(s) :</text:span><text:span text:style-name="T11"><text:s/>Client, Livreur, Gestionnaire</text:span><text:span text:style-name="T12"><text:line-break/></text:span><text:span text:style-name="T13">Description :</text:span><text:span text:style-name="T14"><text:s/>La consultation des informations sur la livraison doit être<text:s/></text:span><text:span text:style-name="T15">possible pour le client et gestionnaire</text:span><text:span text:style-name="T16"><text:line-break/></text:span><text:span text:style-name="T17">Auteur :</text:span><text:span text:style-name="T18"><text:s/>Kirill PETROV</text:span><text:span text:style-name="T19"><text:line-break/></text:span><text:span text:style-name="T20">Date(s) :</text:span><text:span text:style-name="T21"><text:s/>26/06/2020(1ème rédaction)</text:span></text:p>
      <text:p text:style-name="Textbody"><text:bookmark-start text:name="r-2130205"/><text:bookmark-end text:name="r-2130205"/><text:span text:style-name="T22">Pré-conditions :</text:span><text:span text:style-name="T23"><text:s/>Les utilisateurs doivent être connecté (Cas d’utilisation « S’authentifier » – package « Authentification »)</text:span><text:span text:style-name="T24"><text:line-break/></text:span><text:span text:style-name="T25">Démarrage :</text:span><text:span text:style-name="T26"><text:s/>L’utilisateur a de</text:span><text:span text:style-name="T27">mandé la page « Livraison »</text:span></text:p>
      <text:p text:style-name="P28"><text:line-break/></text:p>
      <text:p text:style-name="P29"><text:bookmark-start text:name="r-2111668"/><text:bookmark-start text:name="r-2111697"/><text:bookmark-start text:name="r-2111696"/><text:bookmark-end text:name="r-2111668"/><text:bookmark-end text:name="r-2111697"/><text:bookmark-end text:name="r-2111696"/></text:p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<text:bookmark-start text:name="r-2111664"/><text:bookmark-start text:name="r-2111667"/><text:bookmark-end text:name="r-2111664"/><text:bookmark-end text:name="r-2111667"/><text:span text:style-name="T35">DESCRIPTION</text:span></text:p>
            <text:p text:style-name="P36"><text:bookmark-start text:name="r-2111665"/><text:bookmark-end text:name="r-2111665"/><text:span text:style-name="T37">Le scénario nominal :</text:span></text:p>
            <text:p text:style-name="P38"><text:bookmark-start text:name="r-2111666"/><text:bookmark-end text:name="r-2111666"/><text:span text:style-name="T39">1.<text:s/></text:span><text:span text:style-name="T40">Le système</text:span><text:span text:style-name="T41"><text:s/>vérifie le rôle d’utilisateur connecté (Gestionnaire, Livreur ou Client).</text:span><text:span text:style-name="T42"><text:line-break/></text:span><text:span text:style-name="T43">2. Si<text:s/></text:span><text:span text:style-name="T44">l’utilisateur</text:span><text:span text:style-name="T45"><text:s/>est Gestionnaire<text:s/></text:span><text:span text:style-name="T46">Le système<text:s/></text:span><text:span text:style-name="T47">appel le cas d’utilisation interne « Choix client ».</text:span><text:span text:style-name="T48"><text:line-break/></text:span><text:span text:style-name="T49">3<text:s/></text:span><text:span text:style-name="T50">Le système<text:s/></text:span><text:span text:style-name="T51">affiche les informations de livraison en cours.</text:span></text:p>
          </table:table-cell>
        </table:table-row>
        <table:table-row table:style-name="TableRow52">
          <table:table-cell table:style-name="TableCell53">
            <text:p text:style-name="P54"><text:bookmark-start text:name="r-2111669"/><text:bookmark-end text:name="r-2111669"/><text:span text:style-name="T55">Les scénarios alternatifs</text:span><text:bookmark-start text:name="r-2111670"/><text:bookmark-end text:name="r-2111670"/></text:p>
            <text:p text:style-name="P56">2.a<text:s/><text:span text:style-name="T57">L’utilisateur</text:span><text:s/>decide de quitter la page de Choix client<text:line-break/><text:span text:style-name="T58">3.a</text:span><text:bookmark-start text:name="r-2111675"/><text:bookmark-start text:name="r-2111676"/><text:bookmark-end text:name="r-2111675"/><text:bookmark-end text:name="r-2111676"/><text:span text:style-name="T59"><text:s/></text:span><text:span text:style-name="T60">Le système<text:s/></text:span><text:span text:style-name="T61">ne trouve pas de livraison en cours et affiche un message « Pas de livraison en cours ».</text:span><text:span text:style-name="T62"><text:line-break/></text:span><text:span text:style-name="T63">3.b<text:s/></text:span><text:span text:style-name="T64">L’utilisateur<text:s/></text:span><text:span text:style-name="T65">décide de quitter la page de la livraison en cours.</text:span></text:p>
          </table:table-cell>
        </table:table-row>
        <table:table-row table:style-name="TableRow66">
          <table:table-cell table:style-name="TableCell67">
            <text:p text:style-name="P68"><text:bookmark-start text:name="r-2111673"/><text:bookmark-end text:name="r-2111673"/><text:span text:style-name="T69">Fin :<text:s/></text:span><text:span text:style-name="T70">Scénario nominal : aux étapes 2a, 3b, sur décision de l’utilisateur</text:span><text:bookmark-start text:name="r-2111678"/><text:bookmark-start text:name="r-2111679"/><text:bookmark-end text:name="r-2111678"/><text:bookmark-end text:name="r-2111679"/><text:span text:style-name="T71">.</text:span></text:p>
          </table:table-cell>
        </table:table-row>
        <table:table-row table:style-name="TableRow72">
          <table:table-cell table:style-name="TableCell73">
            <text:p text:style-name="P74"><text:bookmark-start text:name="r-2111677"/><text:bookmark-end text:name="r-2111677"/><text:span text:style-name="T75">Post-conditions :<text:s/></text:span><text:span text:style-name="T76">Aucun</text:span><text:bookmark-start text:name="r-2111683"/><text:bookmark-start text:name="r-2111684"/><text:bookmark-end text:name="r-2111683"/><text:bookmark-end text:name="r-2111684"/><text:span text:style-name="T77">.</text:span>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COMPLEMENTS</text:span></text:p>
            <text:p text:style-name="P83"><text:bookmark-start text:name="r-2111681"/><text:bookmark-end text:name="r-2111681"/><text:span text:style-name="T84">Ergonomie </text:span></text:p>
            <text:p text:style-name="P85"><text:bookmark-start text:name="r-2111682"/><text:bookmark-end text:name="r-2111682"/><text:s/>Les utilisateurs<text:s/>peuvent suivre la position du livreur en temps réel grâce à une carte intégrée</text:p>
          </table:table-cell>
        </table:table-row>
        <table:table-row table:style-name="TableRow86">
          <table:table-cell table:style-name="TableCell87">
            <text:p text:style-name="P88"><text:bookmark-start text:name="r-2111685"/><text:bookmark-end text:name="r-2111685"/><text:span text:style-name="T89">Performance attendue </text:span></text:p>
            <text:p text:style-name="P90"><text:bookmark-start text:name="r-2111686"/><text:bookmark-start text:name="r-2111694"/><text:bookmark-start text:name="r-2111695"/><text:bookmark-end text:name="r-2111686"/><text:bookmark-end text:name="r-2111694"/><text:bookmark-end text:name="r-2111695"/><text:soft-page-break/><text:s/></text:p>
          </table:table-cell>
        </table:table-row>
        <table:table-row table:style-name="TableRow91">
          <table:table-cell table:style-name="TableCell92">
            <text:p text:style-name="P93"><text:bookmark-start text:name="r-2111689"/><text:bookmark-end text:name="r-2111689"/><text:soft-page-break/><text:span text:style-name="T94">Problèmes non résolus </text:span></text:p>
            <text:p text:style-name="P95"/>
          </table:table-cell>
        </table:table-row>
      </table:table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rill Petrov</dc:creator>
    <meta:creation-date>2017-10-20T23:40:00Z</meta:creation-date>
    <dc:date>2020-06-27T08:38:00Z</dc:date>
    <meta:template xlink:href="Normal" xlink:type="simple"/>
    <meta:editing-cycles>10</meta:editing-cycles>
    <meta:editing-duration>PT10260S</meta:editing-duration>
    <meta:document-statistic meta:page-count="2" meta:paragraph-count="2" meta:word-count="206" meta:character-count="1337" meta:row-count="9" meta:non-whitespace-character-count="1133"/>
  </office:meta>
</office:document-meta>
</file>